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1000000785F5AC9F08186DC34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yriad Pro" svg:font-family="'Myriad Pro'" style:font-family-generic="roman"/>
    <style:font-face style:name="Menlo" svg:font-family="Menlo, Monaco, Consolas, 'Couri" style:font-family-generic="system"/>
    <style:font-face style:name="verdana" svg:font-family="verdana, arial, helvetica, sans" style:font-family-generic="system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ACTIVIDADES" style:family="table">
      <style:table-properties style:width="6.4813in" table:align="center"/>
    </style:style>
    <style:style style:name="ACTIVIDADES.A" style:family="table-column">
      <style:table-column-properties style:column-width="2.4243in"/>
    </style:style>
    <style:style style:name="ACTIVIDADES.B" style:family="table-column">
      <style:table-column-properties style:column-width="1.7382in"/>
    </style:style>
    <style:style style:name="ACTIVIDADES.C" style:family="table-column">
      <style:table-column-properties style:column-width="1.7375in"/>
    </style:style>
    <style:style style:name="ACTIVIDADES.D" style:family="table-column">
      <style:table-column-properties style:column-width="0.5813in"/>
    </style:style>
    <style:style style:name="ACTIVIDADES.A1" style:family="table-cell">
      <style:table-cell-properties style:vertical-align="middle" fo:background-color="#bdd6ee" fo:padding="0in" fo:border="0.5pt solid #000000" style:writing-mode="lr-tb">
        <style:background-image/>
      </style:table-cell-properties>
    </style:style>
    <style:style style:name="ACTIVIDADES.B1" style:family="table-cell">
      <style:table-cell-properties style:vertical-align="middle" fo:background-color="#bdd6ee" fo:padding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ACTIVIDADES.A2" style:family="table-cell">
      <style:table-cell-properties style:vertical-align="middle" fo:background-color="#f9f9f9" fo:padding="0in" fo:border="0.5pt solid #000000" style:writing-mode="lr-tb">
        <style:background-image/>
      </style:table-cell-properties>
    </style:style>
    <style:style style:name="ACTIVIDADES.B2" style:family="table-cell">
      <style:table-cell-properties style:vertical-align="middle" fo:background-color="#f9f9f9" fo:padding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  <style:text-properties fo:color="#5b9bd5" style:font-name="Frutiger LT Std 47 Light Cn" fo:font-weight="bold" style:font-weight-asian="bold" style:font-name-complex="Arial"/>
    </style:style>
    <style:style style:name="P3" style:family="paragraph" style:parent-style-name="Footnote">
      <style:paragraph-properties fo:text-align="end" style:justify-single-word="false">
        <style:tab-stops>
          <style:tab-stop style:position="0.3937in"/>
        </style:tab-stops>
      </style:paragraph-properties>
      <style:text-properties style:font-name="Frutiger LT Std 47 Light Cn" style:font-name-complex="Ari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style:font-name="Arial Narrow" fo:font-size="10pt" style:font-size-asian="10pt" style:font-name-complex="Arial Narrow" style:font-size-complex="10pt"/>
    </style:style>
    <style:style style:name="P6" style:family="paragraph" style:parent-style-name="Footer">
      <style:paragraph-properties>
        <style:tab-stops>
          <style:tab-stop style:position="5.9272in"/>
        </style:tab-stops>
      </style:paragraph-properties>
    </style:style>
    <style:style style:name="P7" style:family="paragraph" style:parent-style-name="Text_20_body">
      <style:paragraph-properties fo:margin-top="0in" fo:margin-bottom="0.1043in" loext:contextual-spacing="false" style:line-height-at-least="0.1874in" fo:orphans="0" fo:widows="0"/>
      <style:text-properties fo:color="#333333" style:font-name="verdana" fo:font-size="9.5pt" style:font-size-asian="9.5pt"/>
    </style:style>
    <style:style style:name="P8" style:family="paragraph" style:parent-style-name="Preformatted_20_Text">
      <style:paragraph-properties fo:margin-top="0in" fo:margin-bottom="0.1043in" loext:contextual-spacing="false" fo:line-height="140%" fo:orphans="0" fo:widows="0" fo:padding="0.111in" fo:border="0.26pt solid #cccccc" style:shadow="none"/>
      <style:text-properties fo:color="#333333" style:font-name="Menlo" fo:font-size="8pt" style:font-size-asian="8pt"/>
    </style:style>
    <style:style style:name="P9" style:family="paragraph" style:parent-style-name="Preformatted_20_Text">
      <style:paragraph-properties fo:margin-top="0in" fo:margin-bottom="0.1043in" loext:contextual-spacing="false" fo:line-height="140%" fo:orphans="0" fo:widows="0" fo:padding="0.111in" fo:border="0.26pt solid #cccccc" style:shadow="none"/>
    </style:style>
    <style:style style:name="P10" style:family="paragraph" style:parent-style-name="Text_20_body">
      <style:paragraph-properties fo:margin-top="0in" fo:margin-bottom="0.1043in" loext:contextual-spacing="false" fo:line-height="140%" fo:orphans="0" fo:widows="0" fo:padding="0.111in" fo:border="0.26pt solid #cccccc" style:shadow="none"/>
      <style:text-properties fo:color="#333333" style:font-name="Menlo" fo:font-size="8pt" style:font-size-asian="8pt"/>
    </style:style>
    <style:style style:name="P11" style:family="paragraph" style:parent-style-name="Table_20_Heading">
      <style:paragraph-properties fo:line-height="140%" fo:text-align="start" style:justify-single-word="false"/>
    </style:style>
    <style:style style:name="P12" style:family="paragraph" style:parent-style-name="Table_20_Heading">
      <style:paragraph-properties fo:line-height="140%" fo:text-align="start" style:justify-single-word="false"/>
      <style:text-properties officeooo:rsid="001046da" officeooo:paragraph-rsid="001046da"/>
    </style:style>
    <style:style style:name="P13" style:family="paragraph" style:parent-style-name="Table_20_Contents">
      <style:paragraph-properties fo:line-height="140%"/>
      <style:text-properties style:font-name="verdana" fo:font-size="9.5pt" style:font-size-asian="9.5pt"/>
    </style:style>
    <style:style style:name="P14" style:family="paragraph" style:parent-style-name="Table_20_Contents">
      <style:paragraph-properties fo:line-height="140%"/>
      <style:text-properties style:font-name="verdana" fo:font-size="9.5pt" officeooo:rsid="001046da" officeooo:paragraph-rsid="001046da" style:font-size-asian="9.5pt"/>
    </style:style>
    <style:style style:name="P15" style:family="paragraph" style:parent-style-name="Título_20_2" style:master-page-name="MP0">
      <style:paragraph-properties fo:margin-top="0.2083in" fo:margin-bottom="0.1043in" loext:contextual-spacing="false" fo:line-height="110%" fo:orphans="0" fo:widows="0" style:page-number="auto" fo:break-before="page"/>
      <style:text-properties fo:color="#5b9bd5" style:font-name="verdana" fo:font-size="22.5pt" style:font-size-asian="22.5pt"/>
    </style:style>
    <style:style style:name="P16" style:family="paragraph" style:parent-style-name="Título_20_2">
      <style:paragraph-properties fo:margin-top="0.2083in" fo:margin-bottom="0.1043in" loext:contextual-spacing="false" fo:line-height="110%" fo:orphans="0" fo:widows="0"/>
      <style:text-properties fo:color="#5b9bd5" style:font-name="verdana" fo:font-size="22.5pt" style:font-size-asian="22.5pt"/>
    </style:style>
    <style:style style:name="P17" style:family="paragraph" style:parent-style-name="Título_20_2">
      <style:paragraph-properties fo:margin-top="0.2083in" fo:margin-bottom="0.1043in" loext:contextual-spacing="false" fo:line-height="110%" fo:orphans="0" fo:widows="0"/>
    </style:style>
    <style:style style:name="T1" style:family="text">
      <style:text-properties fo:language="es" fo:country="CO" style:language-asian="es" style:country-asian="CO"/>
    </style:style>
    <style:style style:name="T2" style:family="text">
      <style:text-properties style:font-name="Frutiger LT Std 47 Light Cn" fo:font-size="11pt" style:font-size-asian="11pt" style:font-name-complex="Arial" style:font-size-complex="11pt"/>
    </style:style>
    <style:style style:name="T3" style:family="text">
      <style:text-properties fo:color="#5b9bd5" style:font-name="verdana" fo:font-size="22.5pt" style:font-size-asian="22.5pt"/>
    </style:style>
    <style:style style:name="T4" style:family="text">
      <style:text-properties fo:color="#333333" style:font-name="Menlo" fo:font-size="8pt" style:font-size-asian="8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Listado de [NUMACT] actividades</text:h>
      <text:p text:style-name="P7">[FILTRO]</text:p>
      <table:table table:name="ACTIVIDADES" table:style-name="ACTIVIDADES">
        <table:table-column table:style-name="ACTIVIDADES.A"/>
        <table:table-column table:style-name="ACTIVIDADES.B"/>
        <table:table-column table:style-name="ACTIVIDADES.C"/>
        <table:table-column table:style-name="ACTIVIDADES.D"/>
        <table:table-header-rows>
          <table:table-row>
            <table:table-cell table:style-name="ACTIVIDADES.A1" office:value-type="string">
              <text:p text:style-name="P11">Nombre</text:p>
            </table:table-cell>
            <table:table-cell table:style-name="ACTIVIDADES.B1" office:value-type="string">
              <text:p text:style-name="P11">Tipo</text:p>
            </table:table-cell>
            <table:table-cell table:style-name="ACTIVIDADES.A1" office:value-type="string">
              <text:p text:style-name="P12">POA</text:p>
            </table:table-cell>
            <table:table-cell table:style-name="ACTIVIDADES.A1" office:value-type="string">
              <text:p text:style-name="P11">Pobl.</text:p>
            </table:table-cell>
          </table:table-row>
        </table:table-header-rows>
        <table:table-row>
          <table:table-cell table:style-name="ACTIVIDADES.A2" office:value-type="string">
            <text:p text:style-name="P13">[NOMBREACT]</text:p>
          </table:table-cell>
          <table:table-cell table:style-name="ACTIVIDADES.B2" office:value-type="string">
            <text:p text:style-name="P13">[TIPOACT]</text:p>
          </table:table-cell>
          <table:table-cell table:style-name="ACTIVIDADES.A2" office:value-type="string">
            <text:p text:style-name="P14">[POAACT]</text:p>
          </table:table-cell>
          <table:table-cell table:style-name="ACTIVIDADES.A2" office:value-type="string">
            <text:p text:style-name="P13">[POBACT]</text:p>
          </table:table-cell>
        </table:table-row>
      </table:table>
      <text:h text:style-name="P16" text:outline-level="2">Contexto interno</text:h>
      <text:p text:style-name="P8">[CONTEXTOINTERNO]</text:p>
      <text:h text:style-name="P17" text:outline-level="2"><text:span text:style-name="Fuente_20_de_20_párrafo_20_predeter."><text:span text:style-name="T3">Contexto externo</text:span></text:span></text:h>
      <text:p text:style-name="P9"><text:span text:style-name="Fuente_20_de_20_párrafo_20_predeter."><text:span text:style-name="T4">[CONTEXTOEXTERNO]</text:span></text:span></text:p>
      <text:h text:style-name="P17" text:outline-level="2"><text:span text:style-name="Fuente_20_de_20_párrafo_20_predeter."><text:span text:style-name="T3">Logros</text:span></text:span></text:h>
      <text:p text:style-name="P10">[LOGROS]</text:p>
      <text:h text:style-name="P17" text:outline-level="2"><text:span text:style-name="Fuente_20_de_20_párrafo_20_predeter."><text:span text:style-name="T3">Avances</text:span></text:span></text:h>
      <text:p text:style-name="P10">[AVANCES]</text:p>
      <text:h text:style-name="P17" text:outline-level="2"><text:span text:style-name="Fuente_20_de_20_párrafo_20_predeter."><text:span text:style-name="T3">Dificultades</text:span></text:span></text:h>
      <text:p text:style-name="P10">[DIFICULTADES]</text:p>
      <text:h text:style-name="P17" text:outline-level="2"><text:soft-page-break/><text:span text:style-name="Fuente_20_de_20_párrafo_20_predeter."><text:span text:style-name="T3">Recomendaciones</text:span></text:span></text:h>
      <text:p text:style-name="P10">[RECOMENDACIONES]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yriad Pro" svg:font-family="'Myriad Pro'" style:font-family-generic="roman"/>
    <style:font-face style:name="Menlo" svg:font-family="Menlo, Monaco, Consolas, 'Couri" style:font-family-generic="system"/>
    <style:font-face style:name="verdana" svg:font-family="verdana, arial, helvetica, sans" style:font-family-generic="system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size-asian="24pt" style:font-weight-asian="bold" style:font-size-complex="24pt" style:font-weight-complex="bold" fo:hyphenate="false"/>
    </style:style>
    <style:style style:name="Título_20_2" style:display-name="Título 2" style:family="paragraph" style:parent-style-name="Heading" style:next-style-name="Text_20_body" style:default-outline-level="2">
      <style:paragraph-properties fo:margin-top="0.139in" fo:margin-bottom="0in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size-asian="18pt" style:font-weight-asian="bold" style:font-size-complex="18pt" style:font-weight-complex="bold" fo:hyphenate="false"/>
    </style:style>
    <style:style style:name="Título_20_3" style:display-name="Título 3" style:family="paragraph" style:parent-style-name="Heading" style:next-style-name="Text_20_body" style:default-outline-level="3">
      <style:paragraph-properties fo:margin-top="0.0972in" fo:margin-bottom="0in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Título_20_4" style:display-name="Título 4" style:family="paragraph" style:parent-style-name="Heading" style:next-style-name="Text_20_body" style:default-outline-level="4">
      <style:paragraph-properties fo:margin-top="0.0835in" fo:margin-bottom="0in" loext:contextual-spacing="false" fo:hyphenation-ladder-count="no-limit"/>
      <style:text-properties fo:color="#808080"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class="text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exto_20_de_20_globo" style:display-name="Texto de glob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/>
    </style:style>
    <style:style style:name="Texto_20_comentario" style:display-name="Texto comentario" style:family="paragraph" style:parent-style-name="Standard">
      <style:paragraph-properties fo:hyphenation-ladder-count="no-limit"/>
      <style:text-properties fo:font-size="10pt" style:font-size-asian="10pt" style:font-size-complex="10pt" fo:hyphenate="false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/>
      <style:text-properties fo:font-weight="bold" style:font-weight-asian="bold" style:font-weight-complex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" style:font-family-asian="Courier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Puest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uente_20_de_20_párrafo_20_predeter." style:display-name="Fuente de párrafo predeter." style:family="text"/>
    <style:style style:name="WW8Num1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Myriad Pro" fo:font-family="'Myriad Pro'" style:font-family-generic="roman" fo:font-size="10pt" style:font-name-asian="Myriad Pro" style:font-family-asian="'Myriad Pro'" style:font-family-generic-asian="roman" style:font-size-asian="10pt" style:font-name-complex="Tahoma" style:font-family-complex="Tahoma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Myriad Pro" fo:font-family="'Myriad Pro'" style:font-family-generic="roman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"/>
    <style:style style:name="Texto_20_nota_20_pie_20_Car" style:display-name="Texto nota pie Car" style:family="text"/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language="es" fo:country="ES"/>
    </style:style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Myriad Pro" fo:font-family="'Myriad Pro'" style:font-family-generic="roman" fo:font-size="10pt" style:font-size-asian="10pt" style:font-name-complex="Tahoma" style:font-family-complex="Tahoma" style:font-family-generic-complex="swiss" style:font-pitch-complex="variable" style:font-size-complex="10pt"/>
    </style:style>
    <style:style style:name="WW_5f_CharLFO4LVL1" style:display-name="WW_CharLFO4LVL1" style:family="text">
      <style:text-properties style:font-name="Myriad Pro" fo:font-family="'Myriad Pro'" style:font-family-generic="roman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_5f_CharLFO1LVL1" text:bullet-char="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5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5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5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3335in" fo:margin-left="0.4898in"/>
        </style:list-level-properties>
        <style:text-properties style:font-name="Myriad Pro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0.9063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4063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1.9063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4063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2.906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4063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3.9063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406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_5f_CharLFO5LVL1" text:bullet-char="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354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35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35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35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35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35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35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35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3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a1" style:family="table">
      <style:table-properties style:width="6.4in" table:align="center"/>
    </style:style>
    <style:style style:name="Tabla1.A" style:family="table-column">
      <style:table-column-properties style:column-width="2.8493in"/>
    </style:style>
    <style:style style:name="Tabla1.B" style:family="table-column">
      <style:table-column-properties style:column-width="3.5507in"/>
    </style:style>
    <style:style style:name="Tabla1.1" style:family="table-row">
      <style:table-row-properties style:min-row-height="0.1944in" fo:keep-together="always" style:use-optimal-row-height="false"/>
    </style:style>
    <style:style style:name="Tabla1.A1" style:family="table-cell">
      <style:table-cell-properties fo:padding-left="0.0486in" fo:padding-right="0.0486in" fo:padding-top="0in" fo:padding-bottom="0in" fo:border="none" style:writing-mode="lr-tb"/>
    </style:style>
    <style:style style:name="Tabla1.2" style:family="table-row">
      <style:table-row-properties style:min-row-height="0.2792in" fo:keep-together="always" style:use-optimal-row-height="false"/>
    </style:style>
    <style:style style:name="Tabla1.B2" style:family="table-cell">
      <style:table-cell-properties style:vertical-align="middle" fo:padding-left="0.0486in" fo:padding-right="0.0486in" fo:padding-top="0in" fo:padding-bottom="0in" fo:border="none" style:writing-mode="lr-tb"/>
    </style:style>
    <style:style style:name="MP1" style:family="paragraph" style:parent-style-name="Heading">
      <style:paragraph-properties fo:text-align="center" style:justify-single-word="false"/>
    </style:style>
    <style:style style:name="MP2" style:family="paragraph" style:parent-style-name="Heading">
      <style:paragraph-properties fo:text-align="center" style:justify-single-word="false"/>
      <style:text-properties fo:color="#5b9bd5" style:font-name="Frutiger LT Std 47 Light Cn" fo:font-weight="bold" style:font-weight-asian="bold" style:font-name-complex="Arial"/>
    </style:style>
    <style:style style:name="MP3" style:family="paragraph" style:parent-style-name="Footnote">
      <style:paragraph-properties fo:text-align="end" style:justify-single-word="false">
        <style:tab-stops>
          <style:tab-stop style:position="0.3937in"/>
        </style:tab-stops>
      </style:paragraph-properties>
      <style:text-properties style:font-name="Frutiger LT Std 47 Light Cn" style:font-name-complex="Arial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Footer">
      <style:paragraph-properties>
        <style:tab-stops>
          <style:tab-stop style:position="5.9272in"/>
        </style:tab-stops>
      </style:paragraph-properties>
    </style:style>
    <style:style style:name="MT1" style:family="text">
      <style:text-properties fo:language="es" fo:country="CO" style:language-asian="es" style:country-asian="CO"/>
    </style:style>
    <style:style style:name="MT2" style:family="text">
      <style:text-properties style:font-name="Frutiger LT Std 47 Light Cn" fo:font-size="11pt" style:font-size-asian="11pt" style:font-name-complex="Arial" style:font-size-complex="11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335in" fo:margin-bottom="0.3335in" fo:margin-left="0.3335in" fo:margin-right="0.3335in" fo:border="1.5pt solid #000000" fo:padding-top="0.1382in" fo:padding-bottom="0.1457in" fo:padding-left="0.4335in" fo:padding-right="0.4335in" style:shadow="none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1661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table:number-rows-spanned="2" office:value-type="string">
              <text:p text:style-name="MP1"><text:span text:style-name="Fuente_20_de_20_párrafo_20_predeter."><text:span text:style-name="MT1"><draw:frame draw:style-name="Mfr1" draw:name="Imagen 1" text:anchor-type="as-char" svg:y="0in" svg:width="2.8098in" style:rel-width="scale" svg:height="0.9819in" style:rel-height="scale" draw:z-index="1"><draw:image xlink:href="Pictures/1000020100000181000000785F5AC9F08186DC34.png" xlink:type="simple" xlink:show="embed" xlink:actuate="onLoad"/></draw:frame></text:span></text:span></text:p>
            </table:table-cell>
            <table:table-cell table:style-name="Tabla1.A1" office:value-type="string">
              <text:p text:style-name="MP2"/>
              <text:p text:style-name="MP2">SJR LAC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2">Informe de Actividades</text:p>
              <text:p text:style-name="MP2">TÍTULO: [TITULO]</text:p>
              <text:p text:style-name="MP2">FECHA: [FECHA]</text:p>
            </table:table-cell>
          </table:table-row>
        </table:table>
        <text:p text:style-name="MP3"><text:tab/><text:tab/></text:p>
        <text:p text:style-name="MP4"/>
      </style:header>
      <style:footer>
        <text:p text:style-name="MP4"><text:tab/><text:span text:style-name="Fuente_20_de_20_párrafo_20_predeter."><text:span text:style-name="MT2">Página </text:span></text:span><text:span text:style-name="Page_20_Number"><text:span text:style-name="MT2"><text:page-number text:select-page="current">2</text:page-number></text:span></text:span><text:span text:style-name="Fuente_20_de_20_párrafo_20_predeter."><text:span text:style-name="MT2"> de </text:span></text:span><text:span text:style-name="Page_20_Number"><text:span text:style-name="MT2"><text:page-count style:num-format="1">2</text:page-count></text:span></text:span>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OpenBSD_X86_64 LibreOffice_project/00m0$Build-2</meta:generator>
    <dc:title>FICHA  DE GESTIÓN Y SEGUIMIENTO</dc:title>
    <meta:initial-creator>gerenciaproyectos</meta:initial-creator>
    <meta:creation-date>2016-05-11T17:27:00Z</meta:creation-date>
    <dc:date>2016-08-18T05:50:50.232435293</dc:date>
    <meta:print-date>2009-05-05T09:06:00Z</meta:print-date>
    <meta:editing-cycles>5</meta:editing-cycles>
    <meta:editing-duration>PT1M37S</meta:editing-duration>
    <meta:document-statistic meta:table-count="2" meta:image-count="1" meta:object-count="0" meta:page-count="2" meta:paragraph-count="29" meta:word-count="40" meta:character-count="322" meta:non-whitespace-character-count="306"/>
    <meta:template xlink:type="simple" xlink:actuate="onRequest" xlink:title="" xlink:href="Normal"/>
  </office:meta>
</office:document-meta>
</file>